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808019"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5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6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c0c0c0" fo:border="none"/>
    </style:style>
    <style:style style:name="ce41" style:family="table-cell" style:parent-style-name="Default">
      <style:table-cell-properties fo:border="none"/>
      <style:text-properties fo:color="#800080"/>
    </style:style>
    <style:style style:name="ce42" style:family="table-cell" style:parent-style-name="Default">
      <style:table-cell-properties fo:border="none"/>
      <style:text-properties fo:color="#000000"/>
    </style:style>
    <style:style style:name="ce43" style:family="table-cell" style:parent-style-name="Default">
      <style:table-cell-properties fo:background-color="transparent" fo:border="none"/>
      <style:text-properties fo:color="#808080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800080"/>
    </style:style>
    <style:style style:name="ce46" style:family="table-cell" style:parent-style-name="Default">
      <style:table-cell-properties fo:background-color="transparent" fo:border="none"/>
      <style:text-properties fo:color="#ff0000"/>
    </style:style>
    <style:style style:name="ce47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6"/>
        <table:table-column table:style-name="co6" table:default-cell-style-name="ce13"/>
        <table:table-column table:style-name="co7" table:default-cell-style-name="ce26"/>
        <table:table-column table:style-name="co8" table:default-cell-style-name="ce13"/>
        <table:table-column table:style-name="co9" table:default-cell-style-name="ce26"/>
        <table:table-column table:style-name="co10" table:default-cell-style-name="ce13"/>
        <table:table-column table:style-name="co11" table:default-cell-style-name="ce26"/>
        <table:table-column table:style-name="co12" table:default-cell-style-name="ce13"/>
        <table:table-column table:style-name="co13" table:default-cell-style-name="ce48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1"/>
          <table:table-cell table:style-name="ce9" office:value-type="string">
            <text:p>String chars</text:p>
          </table:table-cell>
          <table:table-cell table:style-name="ce21"/>
          <table:table-cell table:style-name="ce9" office:value-type="string">
            <text:p>Stream items</text:p>
          </table:table-cell>
          <table:table-cell table:style-name="ce21"/>
          <table:table-cell table:style-name="ce9" office:value-type="string">
            <text:p>List items</text:p>
          </table:table-cell>
          <table:table-cell table:style-name="ce21"/>
          <table:table-cell table:style-name="ce9"/>
          <table:table-cell table:style-name="ce38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/>
          <table:table-cell table:style-name="ce39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0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1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list</text:p>
          </table:table-cell>
          <table:table-cell table:style-name="ce36"/>
          <table:table-cell office:value-type="string">
            <text:p>Consume-item-as-lis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7"/>
          <table:table-cell table:style-name="ce19" office:value-type="string">
            <text:p>fail</text:p>
          </table:table-cell>
          <table:table-cell table:style-name="ce36"/>
          <table:table-cell table:style-name="ce14" office:value-type="string">
            <text:p>Consume-item</text:p>
          </table:table-cell>
          <table:table-cell table:style-name="ce36"/>
          <table:table-cell table:style-name="ce14" office:value-type="string">
            <text:p>Consume-ite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44"/>
          <table:table-cell table:number-columns-repeated="243"/>
        </table:table-row>
        <table:table-row table:style-name="ro1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object</text:p>
          </table:table-cell>
          <table:table-cell table:style-name="ce36"/>
          <table:table-cell office:value-type="string">
            <text:p>Consume-item-as-objec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-or-stream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item-as-string-or-strea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11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2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4" office:value-type="string">
            <text:p>Items-&gt;list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9"/>
          <table:table-cell table:style-name="ce35"/>
          <table:table-cell table:style-name="ce19"/>
          <table:table-cell table:style-name="ce35"/>
          <table:table-cell table:style-name="ce15"/>
          <table:table-cell table:style-name="ce30"/>
          <table:table-cell table:style-name="ce19"/>
          <table:table-cell table:style-name="ce44"/>
          <table:table-cell table:number-columns-repeated="243"/>
        </table:table-row>
        <table:table-row table:style-name="ro2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9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9"/>
          <table:table-cell table:style-name="ce37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success-if-value-equal</text:p>
          </table:table-cell>
          <table:table-cell table:style-name="ce36"/>
          <table:table-cell office:value-type="string">
            <text:p>Consume-item-as-success-if-value-equals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20" office:value-type="string">
            <text:p>Cast-to-object-and-consume-fields</text:p>
          </table:table-cell>
          <table:table-cell table:style-name="ce22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4" office:value-type="string">
            <text:p>node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One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office:value-type="string">
            <text:p>Consume-item-optionally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47"/>
          <table:table-cell table:style-name="ce4" table:number-columns-repeated="243"/>
        </table:table-row>
        <table:table-row table:style-name="ro1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RegEx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SeparatedList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String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string-or-stream-and-consume-chars</text:p>
          </table:table-cell>
          <table:table-cell office:value-type="string">
            <text:p>string/stream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string/stream</text:p>
          </table:table-cell>
          <table:table-cell office:value-type="string">
            <text:p>Consume-item-as-string-or-stream-and-consume</text:p>
          </table:table-cell>
          <table:table-cell office:value-type="string">
            <text:p>string/stream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TerminalString</text:p>
          </table:table-cell>
          <table:table-cell office:value-type="string">
            <text:p>x</text:p>
          </table:table-cell>
          <table:table-cell/>
          <table:table-cell office:value-type="string">
            <text:p>Match-as-string-or-stream</text:p>
          </table:table-cell>
          <table:table-cell table:style-name="ce35" office:value-type="string">
            <text:p>NA</text:p>
          </table:table-cell>
          <table:table-cell office:value-type="string">
            <text:p>Match-as-string</text:p>
          </table:table-cell>
          <table:table-cell table:style-name="ce35" office:value-type="string">
            <text:p>NA</text:p>
          </table:table-cell>
          <table:table-cell office:value-type="string">
            <text:p>If-structural-match-item-as-node-else-match-as-stream</text:p>
          </table:table-cell>
          <table:table-cell table:style-name="ce35" office:value-type="string">
            <text:p>NA</text:p>
          </table:table-cell>
          <table:table-cell office:value-type="string">
            <text:p>Consume-item-and-match-as-node</text:p>
          </table:table-cell>
          <table:table-cell table:style-name="ce35" office:value-type="string">
            <text:p>NA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Zero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18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5T18:00:55</dc:date>
    <meta:editing-cycles>80</meta:editing-cycles>
    <meta:editing-duration>PT19H26M46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